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0e36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20e3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0e36" officeooo:paragraph-rsid="00120e3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20e36" officeooo:paragraph-rsid="00120e36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20e36" officeooo:paragraph-rsid="00120e36" style:font-weight-asian="normal" style:font-weight-complex="normal"/>
    </style:style>
    <style:style style:name="T1" style:family="text">
      <style:text-properties officeooo:rsid="00120e3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LOBAL</text:span></text:p>
      <text:p text:style-name="P1"/>
      <text:p text:style-name="P1">needle -asequence reference.fasta -bsequence sequence1.fasta -gapopen 10 -gapextend 0.5 -ou<text:span text:style-name="T1">tf</text:span>ile</text:p>
      <text:p text:style-name="Standard">alignment1.txt</text:p>
      <text:p text:style-name="Standard"/>
      <text:p text:style-name="Standard">Modify Scoring Matrix and Gap Penalty</text:p>
      <text:p text:style-name="Standard">Step 1: Choose a BLOSUM Matrix</text:p>
      <text:p text:style-name="Standard">Select a BLOSUM matrix based on sequence similarity:</text:p>
      <text:p text:style-name="Standard">Use BLOSUM62 for general purposes.</text:p>
      <text:p text:style-name="Standard">Try BLOSUM80 for closely related sequences.</text:p>
      <text:p text:style-name="Standard">Try BLOSUM45 for distantly related sequences.</text:p>
      <text:p text:style-name="Standard">Command:</text:p>
      <text:p text:style-name="Standard">needle -asequence reference.fasta -bsequence sequence1.fasta -gapopen 8 -gapextend 0.2 -dataﬁle</text:p>
      <text:p text:style-name="Standard">EBLOSUM80 -o<text:span text:style-name="T1">utf</text:span>ile alignment1_custom.txt</text:p>
      <text:p text:style-name="Standard"/>
      <text:p text:style-name="Standard"/>
      <text:p text:style-name="P3">LOCAL</text:p>
      <text:p text:style-name="P4">water -asequence reference.fasta -bsequence sequence1.fasta -gapopen 10 -gapextend 0.5 -ou ile</text:p>
      <text:p text:style-name="P4">local_alignment1.txt</text:p>
      <text:p text:style-name="P4"/>
      <text:p text:style-name="P15">Here’s a detailed response to each of your questions:</text:p>
      <text:h text:style-name="Heading_20_3" text:outline-level="3">1. <text:span text:style-name="Strong_20_Emphasis">How do the choice of scoring matrix and gap penalties affect percentage identity and similarity?</text:span></text:h>
      <text:list text:style-name="L1">
        <text:list-item>
          <text:p text:style-name="P6"><text:span text:style-name="Strong_20_Emphasis">Scoring matrix (e.g., BLOSUM, PAM):</text:span> </text:p>
          <text:list>
            <text:list-item>
              <text:p text:style-name="P6">Affects how substitutions are scored. </text:p>
            </text:list-item>
            <text:list-item>
              <text:p text:style-name="P6"><text:span text:style-name="Strong_20_Emphasis">BLOSUM matrices</text:span> (e.g., BLOSUM62) are better for aligning distantly related proteins, as they favor more conserved substitutions. </text:p>
            </text:list-item>
            <text:list-item>
              <text:p text:style-name="P6"><text:span text:style-name="Strong_20_Emphasis">PAM matrices</text:span> (e.g., PAM250) work better for closely related proteins. </text:p>
            </text:list-item>
            <text:list-item>
              <text:p text:style-name="P6">More <text:span text:style-name="Strong_20_Emphasis">stringent matrices</text:span> (e.g., BLOSUM80) require higher sequence similarity, leading to <text:span text:style-name="Strong_20_Emphasis">higher percentage identity</text:span>. </text:p>
            </text:list-item>
          </text:list>
        </text:list-item>
        <text:list-item>
          <text:p text:style-name="P6"><text:span text:style-name="Strong_20_Emphasis">Gap penalties:</text:span> </text:p>
          <text:list>
            <text:list-item>
              <text:p text:style-name="P6"><text:span text:style-name="Strong_20_Emphasis">Higher gap penalties</text:span> discourage gaps, leading to alignments with fewer insertions/deletions, potentially <text:span text:style-name="Strong_20_Emphasis">increasing percentage identity</text:span> but reducing sensitivity. </text:p>
            </text:list-item>
            <text:list-item>
              <text:p text:style-name="P5"><text:span text:style-name="Strong_20_Emphasis">Lower gap penalties</text:span> allow more gaps, leading to <text:span text:style-name="Strong_20_Emphasis">longer alignments with lower percentage identity</text:span> but capturing more distant homologs. </text:p>
            </text:list-item>
          </text:list>
        </text:list-item>
      </text:list>
      <text:h text:style-name="Heading_20_3" text:outline-level="3">2. <text:span text:style-name="Strong_20_Emphasis">What is the trade-off between gap penalties and alignment length?</text:span></text:h>
      <text:list text:style-name="L2">
        <text:list-item>
          <text:p text:style-name="P8"><text:span text:style-name="Strong_20_Emphasis">High gap penalties:</text:span> </text:p>
          <text:list>
            <text:list-item>
              <text:p text:style-name="P8">Favor shorter alignments with fewer gaps. </text:p>
            </text:list-item>
            <text:list-item>
              <text:p text:style-name="P8">Risk cutting off biologically relevant regions. </text:p>
            </text:list-item>
          </text:list>
        </text:list-item>
        <text:list-item>
          <text:p text:style-name="P8"><text:span text:style-name="Strong_20_Emphasis">Low gap penalties:</text:span> </text:p>
          <text:list>
            <text:list-item>
              <text:p text:style-name="P8">Allow longer alignments with more gaps. </text:p>
            </text:list-item>
            <text:list-item>
              <text:p text:style-name="P8">Useful for detecting distantly related sequences but may introduce biologically irrelevant insertions. </text:p>
            </text:list-item>
          </text:list>
        </text:list-item>
        <text:list-item>
          <text:p text:style-name="P7"><text:span text:style-name="Strong_20_Emphasis">Trade-off:</text:span> Striking a balance is crucial—too high a penalty can miss significant matches, while too low can introduce excessive gaps. </text:p>
        </text:list-item>
      </text:list>
      <text:h text:style-name="Heading_20_3" text:outline-level="3"><text:soft-page-break/>3. <text:span text:style-name="Strong_20_Emphasis">Why might local alignment be more suitable for certain comparisons?</text:span></text:h>
      <text:list text:style-name="L3">
        <text:list-item>
          <text:p text:style-name="P10"><text:span text:style-name="Strong_20_Emphasis">Local alignment (e.g., BLAST, Smith-Waterman) is better when:</text:span> </text:p>
          <text:list>
            <text:list-item>
              <text:p text:style-name="P10">Comparing sequences with only <text:span text:style-name="Strong_20_Emphasis">partial similarity</text:span> (e.g., domains, conserved motifs). </text:p>
            </text:list-item>
            <text:list-item>
              <text:p text:style-name="P10">Searching for <text:span text:style-name="Strong_20_Emphasis">functional regions</text:span> within longer sequences. </text:p>
            </text:list-item>
            <text:list-item>
              <text:p text:style-name="P10">Handling <text:span text:style-name="Strong_20_Emphasis">highly divergent sequences</text:span> where global alignment might not be meaningful. </text:p>
            </text:list-item>
          </text:list>
        </text:list-item>
        <text:list-item>
          <text:p text:style-name="P10"><text:span text:style-name="Strong_20_Emphasis">Global alignment (e.g., Needleman-Wunsch) is better when:</text:span> </text:p>
          <text:list>
            <text:list-item>
              <text:p text:style-name="P10">Comparing <text:span text:style-name="Strong_20_Emphasis">full-length homologous sequences</text:span> (e.g., whole genes or full proteins). </text:p>
            </text:list-item>
            <text:list-item>
              <text:p text:style-name="P9">Looking for <text:span text:style-name="Strong_20_Emphasis">high overall sequence conservation</text:span>. </text:p>
            </text:list-item>
          </text:list>
        </text:list-item>
      </text:list>
      <text:h text:style-name="Heading_20_3" text:outline-level="3">4. <text:span text:style-name="Strong_20_Emphasis">How does the percentage of gaps change with different scoring schemes?</text:span></text:h>
      <text:list text:style-name="L4">
        <text:list-item>
          <text:p text:style-name="P12"><text:span text:style-name="Strong_20_Emphasis">More permissive scoring schemes</text:span> (lower gap penalties, matrices favoring substitutions) → <text:span text:style-name="Strong_20_Emphasis">More gaps</text:span>, longer alignments. </text:p>
        </text:list-item>
        <text:list-item>
          <text:p text:style-name="P12"><text:span text:style-name="Strong_20_Emphasis">Stricter scoring schemes</text:span> (higher gap penalties, matrices favoring exact matches) → <text:span text:style-name="Strong_20_Emphasis">Fewer gaps</text:span>, shorter alignments. </text:p>
        </text:list-item>
        <text:list-item>
          <text:p text:style-name="P12"><text:span text:style-name="Strong_20_Emphasis">Protein-specific effects:</text:span> </text:p>
          <text:list>
            <text:list-item>
              <text:p text:style-name="P12">In proteins with <text:span text:style-name="Strong_20_Emphasis">insertions/deletions (indels)</text:span>, low gap penalties will show more gaps. </text:p>
            </text:list-item>
            <text:list-item>
              <text:p text:style-name="P11">In highly conserved proteins, even with low gap penalties, gaps will remain minimal. </text:p>
            </text:list-item>
          </text:list>
        </text:list-item>
      </text:list>
      <text:h text:style-name="Heading_20_3" text:outline-level="3">5. <text:span text:style-name="Strong_20_Emphasis">Based on the alignments, which scoring matrix and gap penalty scheme would you recommend for these sequences?</text:span></text:h>
      <text:list text:style-name="L5">
        <text:list-item>
          <text:p text:style-name="P14"><text:span text:style-name="Strong_20_Emphasis">For closely related sequences:</text:span> </text:p>
          <text:list>
            <text:list-item>
              <text:p text:style-name="P14"><text:span text:style-name="Strong_20_Emphasis">BLOSUM80 or PAM30</text:span> </text:p>
            </text:list-item>
            <text:list-item>
              <text:p text:style-name="P14"><text:span text:style-name="Strong_20_Emphasis">Higher gap penalties</text:span> to maintain strict matches. </text:p>
            </text:list-item>
          </text:list>
        </text:list-item>
        <text:list-item>
          <text:p text:style-name="P14"><text:span text:style-name="Strong_20_Emphasis">For distantly related sequences:</text:span> </text:p>
          <text:list>
            <text:list-item>
              <text:p text:style-name="P14"><text:span text:style-name="Strong_20_Emphasis">BLOSUM62 or PAM250</text:span> </text:p>
            </text:list-item>
            <text:list-item>
              <text:p text:style-name="P14"><text:span text:style-name="Strong_20_Emphasis">Lower gap penalties</text:span> to allow more insertions and deletions. </text:p>
            </text:list-item>
          </text:list>
        </text:list-item>
        <text:list-item>
          <text:p text:style-name="P14"><text:span text:style-name="Strong_20_Emphasis">For DNA sequences:</text:span> </text:p>
          <text:list>
            <text:list-item>
              <text:p text:style-name="P14"><text:span text:style-name="Strong_20_Emphasis">Match/Mismatch scoring scheme (e.g., +1/-2 for matches/mismatches)</text:span> </text:p>
            </text:list-item>
            <text:list-item>
              <text:p text:style-name="P13"><text:span text:style-name="Strong_20_Emphasis">Moderate gap penalties</text:span> to balance sensitivity and specificity. </text:p>
            </text:list-item>
          </text:list>
        </text:list-item>
      </text:list>
      <text:p text:style-name="Text_20_body">Would you like a recommendation tailored to a specific dataset or alignment tool?</text:p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0:56:05.377451533</meta:creation-date>
    <dc:date>2025-03-13T21:10:44.251727697</dc:date>
    <meta:editing-duration>PT14M3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8" meta:word-count="516" meta:character-count="3586" meta:non-whitespace-character-count="3132"/>
  </office:meta>
</office:document-meta>
</file>